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ans serrig" svg:font-family="'Sans serrig'" style:font-family-generic="swiss"/>
    <style:font-face style:name="Sans-serrif" svg:font-family="Sans-serrif" style:font-family-generic="swiss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  <style:font-face style:name="sans-serif1" svg:font-family="sans-serif" style:font-family-generic="swiss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Arial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text-properties fo:font-variant="normal" fo:text-transform="none" fo:color="#000000" loext:opacity="100%" style:font-name="Arial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Preformatted_20_Text"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7" style:family="paragraph" style:parent-style-name="Preformatted_20_Text" style:list-style-name="L1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65cm" fo:padding-right="0.265cm" fo:padding-top="0.049cm" fo:padding-bottom="0.049cm" fo:border="0.99pt solid #000000"/>
      <style:text-properties fo:font-variant="normal" fo:text-transform="none" fo:color="#000000" loext:opacity="100%" style:font-name="sans-serif" fo:font-size="14pt" fo:letter-spacing="normal" fo:font-style="normal" fo:font-weight="normal" fo:background-color="#ffffff"/>
    </style:style>
    <style:style style:name="P8" style:family="paragraph" style:parent-style-name="Preformatted_20_Text" style:list-style-name="L1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65cm" fo:padding-right="0.265cm" fo:padding-top="0.049cm" fo:padding-bottom="0.049cm" fo:border="0.99pt solid #000000"/>
      <style:text-properties fo:font-variant="normal" fo:text-transform="none" fo:color="#000000" loext:opacity="100%" style:font-name="sans-serif" fo:font-size="14pt" fo:letter-spacing="normal" fo:font-style="normal" fo:font-weight="normal" officeooo:paragraph-rsid="0018ba7d" fo:background-color="#ffffff"/>
    </style:style>
    <style:style style:name="P9" style:family="paragraph" style:parent-style-name="Preformatted_20_Text" style:list-style-name="L2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65cm" fo:padding-right="0.265cm" fo:padding-top="0.049cm" fo:padding-bottom="0.049cm" fo:border="0.99pt solid #000000"/>
      <style:text-properties fo:font-variant="normal" fo:text-transform="none" fo:color="#000000" loext:opacity="100%" style:font-name="sans-serif" fo:font-size="14pt" fo:letter-spacing="normal" fo:font-style="normal" fo:font-weight="normal" fo:background-color="#ffffff"/>
    </style:style>
    <style:style style:name="P10" style:family="paragraph" style:parent-style-name="Text_20_body" style:list-style-name="L1">
      <style:paragraph-properties fo:margin-left="-1.251cm" fo:margin-right="0cm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P11" style:family="paragraph" style:parent-style-name="Text_20_body" style:list-style-name="L1">
      <style:paragraph-properties fo:margin-left="-1.251cm" fo:margin-right="0cm" fo:margin-top="0.132cm" fo:margin-bottom="0.13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P12" style:family="paragraph" style:parent-style-name="Text_20_body" style:list-style-name="L1">
      <style:paragraph-properties fo:margin-left="-1.251cm" fo:margin-right="0.529cm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P13" style:family="paragraph" style:parent-style-name="Text_20_body">
      <style:paragraph-properties fo:margin-left="-1.251cm" fo:margin-right="0cm" fo:margin-top="0.132cm" fo:margin-bottom="0.13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 officeooo:paragraph-rsid="0018ba7d"/>
    </style:style>
    <style:style style:name="P14" style:family="paragraph" style:parent-style-name="Text_20_body" style:list-style-name="L1">
      <style:paragraph-properties fo:margin-left="-1.251cm" fo:margin-right="0cm" fo:margin-top="0cm" fo:margin-bottom="0.21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 fo:background-color="#ffffff"/>
    </style:style>
    <style:style style:name="P15" style:family="paragraph" style:parent-style-name="Text_20_body" style:list-style-name="L1">
      <style:paragraph-properties fo:margin-left="-1.251cm" fo:margin-right="0cm" fo:margin-top="0cm" fo:margin-bottom="0.21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bold" officeooo:paragraph-rsid="0018ba7d" fo:background-color="#ffffff" style:font-weight-asian="bold" style:font-weight-complex="bold"/>
    </style:style>
    <style:style style:name="P16" style:family="paragraph" style:parent-style-name="Text_20_body" style:list-style-name="L1">
      <style:paragraph-properties fo:margin-left="-1.251cm" fo:margin-right="0cm" fo:margin-top="0.132cm" fo:margin-bottom="0.13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bold" officeooo:paragraph-rsid="0018ba7d" style:font-weight-asian="bold" style:font-weight-complex="bold"/>
    </style:style>
    <style:style style:name="P17" style:family="paragraph">
      <style:text-properties style:font-name="sans-serif1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sans-serif1" fo:font-weight="bold" style:font-weight-asian="bold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1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Zeichenformat" loext:num-list-format="%1%." style:num-suffix="." style:num-format="1">
        <style:list-level-properties text:space-before="1.247cm"/>
      </text:list-level-style-number>
      <text:list-level-style-bullet text:level="2" text:style-name="Zeichenformat" loext:num-list-format="%2%" text:bullet-char="•">
        <style:list-level-properties text:space-before="2.494cm"/>
      </text:list-level-style-bullet>
      <text:list-level-style-bullet text:level="3" text:style-name="Zeichenformat" loext:num-list-format="%3%" text:bullet-char="•">
        <style:list-level-properties text:space-before="3.242cm" text:min-label-width="0.499cm"/>
      </text:list-level-style-bullet>
      <text:list-level-style-bullet text:level="4" text:style-name="Zeichenformat" loext:num-list-format="%4%" text:bullet-char="•">
        <style:list-level-properties text:space-before="4.489cm" text:min-label-width="0.499cm"/>
      </text:list-level-style-bullet>
      <text:list-level-style-bullet text:level="5" text:style-name="Zeichenformat" loext:num-list-format="%5%" text:bullet-char="•">
        <style:list-level-properties text:space-before="5.736cm" text:min-label-width="0.499cm"/>
      </text:list-level-style-bullet>
      <text:list-level-style-bullet text:level="6" text:style-name="Zeichenformat" loext:num-list-format="%6%" text:bullet-char="•">
        <style:list-level-properties text:space-before="6.983cm" text:min-label-width="0.499cm"/>
      </text:list-level-style-bullet>
      <text:list-level-style-bullet text:level="7" text:style-name="Zeichenformat" loext:num-list-format="%7%" text:bullet-char="•">
        <style:list-level-properties text:space-before="8.23cm" text:min-label-width="0.499cm"/>
      </text:list-level-style-bullet>
      <text:list-level-style-bullet text:level="8" text:style-name="Zeichenformat" loext:num-list-format="%8%" text:bullet-char="•">
        <style:list-level-properties text:space-before="9.478cm" text:min-label-width="0.499cm"/>
      </text:list-level-style-bullet>
      <text:list-level-style-bullet text:level="9" text:style-name="Zeichenformat" loext:num-list-format="%9%" text:bullet-char="•">
        <style:list-level-properties text:space-before="10.725cm" text:min-label-width="0.499cm"/>
      </text:list-level-style-bullet>
      <text:list-level-style-bullet text:level="10" text:style-name="Zeichenformat" loext:num-list-format="%10%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bullet text:level="2" text:style-name="Bullet_20_Symbols" loext:num-list-format="%2%" text:bullet-char="•">
        <style:list-level-properties text:space-before="2.494cm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2.0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31</text:p>
      <text:p text:style-name="P1"/>
      <text:p text:style-name="P2">Dado el siguiente documento XML, escribe las expresiones anidadas <text:s/>XPath que devuelvan la respuesta deseada.</text:p>
      <text:p text:style-name="P1"/>
      <text:p text:style-name="P3">&lt;?xml version="1.0" encoding="UTF-8"?&gt;</text:p>
      <text:p text:style-name="P4">&lt;centro&gt;</text:p>
      <text:p text:style-name="P6"><text:s text:c="2"/><text:span text:style-name="T1">&lt;nombre&gt;CPR Daniel Castelao&lt;/nombre&gt;</text:span></text:p>
      <text:p text:style-name="P6"><text:s text:c="2"/><text:span text:style-name="T1">&lt;web&gt;http://www.danielcastelo.org&lt;/web&gt;</text:span></text:p>
      <text:p text:style-name="P6"><text:s text:c="2"/><text:span text:style-name="T1">&lt;ciclos&gt;</text:span></text:p>
      <text:p text:style-name="P6"><text:s text:c="4"/><text:span text:style-name="T1">&lt;ciclo id="ASIR"&gt;</text:span></text:p>
      <text:p text:style-name="P6"><text:s text:c="6"/><text:span text:style-name="T1">&lt;nombre&gt;Administración de Sistemas Informáticos en Red&lt;/nombre&gt;</text:span></text:p>
      <text:p text:style-name="P6"><text:s text:c="6"/><text:span text:style-name="T1">&lt;grado&gt;Superior&lt;/grado&gt;</text:span></text:p>
      <text:p text:style-name="P6"><text:s text:c="6"/><text:span text:style-name="T1">&lt;decretoTitulo año="2009" /&gt;</text:span></text:p>
      <text:p text:style-name="P6"><text:s text:c="4"/><text:span text:style-name="T1">&lt;/ciclo&gt;</text:span></text:p>
      <text:p text:style-name="P6"><text:s text:c="4"/><text:span text:style-name="T1">&lt;ciclo id="DAW"&gt;</text:span></text:p>
      <text:p text:style-name="P6"><text:s text:c="6"/><text:span text:style-name="T1">&lt;nombre&gt;Desarrollo de Aplicaciones Web&lt;/nombre&gt;</text:span></text:p>
      <text:p text:style-name="P6"><text:s text:c="6"/><text:span text:style-name="T1">&lt;grado&gt;Superior&lt;/grado&gt;</text:span></text:p>
      <text:p text:style-name="P6"><text:s text:c="6"/><text:span text:style-name="T1">&lt;decretoTitulo año="2010" /&gt;</text:span></text:p>
      <text:p text:style-name="P6"><text:s text:c="4"/><text:span text:style-name="T1">&lt;/ciclo&gt;</text:span></text:p>
      <text:p text:style-name="P6"><text:s text:c="4"/><text:span text:style-name="T1">&lt;ciclo id="SMR"&gt;</text:span></text:p>
      <text:p text:style-name="P6"><text:s text:c="6"/><text:span text:style-name="T1">&lt;nombre&gt;Sistemas Microinformáticos y Redes&lt;/nombre&gt;</text:span></text:p>
      <text:p text:style-name="P6"><text:s text:c="6"/><text:span text:style-name="T1">&lt;grado&gt;Medio&lt;/grado&gt;</text:span></text:p>
      <text:p text:style-name="P6"><text:s text:c="6"/><text:span text:style-name="T1">&lt;decretoTitulo año="2008" /&gt;</text:span></text:p>
      <text:p text:style-name="P6"><text:s text:c="4"/><text:span text:style-name="T1">&lt;/ciclo&gt;</text:span></text:p>
      <text:p text:style-name="P6"><text:s text:c="2"/><text:span text:style-name="T1">&lt;/ciclos&gt;</text:span></text:p>
      <text:p text:style-name="P6"><text:s text:c="2"/><text:span text:style-name="T1">&lt;modulos&gt;</text:span></text:p>
      <text:p text:style-name="P6"><text:s text:c="4"/><text:span text:style-name="T1">&lt;modulo id="0228"&gt;</text:span></text:p>
      <text:p text:style-name="P6"><text:s text:c="6"/><text:span text:style-name="T1">&lt;nombre&gt;Aplicaciones web&lt;/nombre&gt;</text:span></text:p>
      <text:p text:style-name="P6"><text:s text:c="6"/><text:span text:style-name="T1">&lt;curso&gt;2&lt;/curso&gt;</text:span></text:p>
      <text:p text:style-name="P6"><text:s text:c="6"/><text:span text:style-name="T1">&lt;horasSemanales&gt;4&lt;/horasSemanales&gt;</text:span></text:p>
      <text:p text:style-name="P6"><text:s text:c="6"/><text:span text:style-name="T1">&lt;ciclo&gt;SMR&lt;/ciclo&gt;</text:span></text:p>
      <text:p text:style-name="P6"><text:s text:c="4"/><text:span text:style-name="T1">&lt;/modulo&gt;</text:span></text:p>
      <text:p text:style-name="P6"><text:s text:c="4"/><text:span text:style-name="T1">&lt;modulo id="0372"&gt;</text:span></text:p>
      <text:p text:style-name="P6"><text:s text:c="6"/><text:span text:style-name="T1">&lt;nombre&gt;Gestión de bases de datos&lt;/nombre&gt;</text:span></text:p>
      <text:p text:style-name="P6"><text:s text:c="6"/><text:span text:style-name="T1">&lt;curso&gt;1&lt;/curso&gt;</text:span></text:p>
      <text:p text:style-name="P6"><text:s text:c="6"/><text:span text:style-name="T1">&lt;horasSemanales&gt;5&lt;/horasSemanales&gt;</text:span></text:p>
      <text:p text:style-name="P6"><text:s text:c="6"/><text:span text:style-name="T1">&lt;ciclo&gt;ASIR&lt;/ciclo&gt;</text:span></text:p>
      <text:p text:style-name="P6"><text:s text:c="4"/><text:span text:style-name="T1">&lt;/modulo&gt;</text:span></text:p>
      <text:p text:style-name="P6"><text:s text:c="4"/><text:span text:style-name="T1">&lt;modulo id="0373"&gt;</text:span></text:p>
      <text:p text:style-name="P6"><text:s text:c="6"/><text:span text:style-name="T1">&lt;nombre&gt;Lenguajes de marcas y sistemas de gestión de información&lt;/nombre&gt;</text:span></text:p>
      <text:p text:style-name="P6"><text:s text:c="6"/><text:span text:style-name="T1">&lt;curso&gt;1&lt;/curso&gt;</text:span></text:p>
      <text:p text:style-name="P6"><text:s text:c="6"/><text:span text:style-name="T1">&lt;horasSemanales&gt;3&lt;/horasSemanales&gt;</text:span></text:p>
      <text:p text:style-name="P6"><text:s text:c="6"/><text:span text:style-name="T1">&lt;ciclo&gt;ASIR&lt;/ciclo&gt;</text:span></text:p>
      <text:p text:style-name="P6"><text:s text:c="6"/><text:span text:style-name="T1">&lt;ciclo&gt;DAW&lt;/ciclo&gt;</text:span></text:p>
      <text:p text:style-name="P6"><text:s text:c="4"/><text:span text:style-name="T1">&lt;/modulo&gt;</text:span></text:p>
      <text:p text:style-name="P6"><text:s text:c="4"/><text:span text:style-name="T1">&lt;modulo id="0376"&gt;</text:span></text:p>
      <text:p text:style-name="P6"><text:s text:c="6"/><text:span text:style-name="T1">&lt;nombre&gt;Implantación de aplicaciones web&lt;/nombre&gt;</text:span></text:p>
      <text:p text:style-name="P6"><text:s text:c="6"/><text:span text:style-name="T1">&lt;curso&gt;2&lt;/curso&gt;</text:span></text:p>
      <text:p text:style-name="P6"><text:s text:c="6"/><text:span text:style-name="T1">&lt;horasSemanales&gt;5&lt;/horasSemanales&gt;</text:span></text:p>
      <text:p text:style-name="P6"><text:s text:c="6"/><text:span text:style-name="T1">&lt;ciclo&gt;ASIR&lt;/ciclo&gt;</text:span></text:p>
      <text:p text:style-name="P6"><text:s text:c="4"/><text:span text:style-name="T1">&lt;/modulo&gt;</text:span></text:p>
      <text:p text:style-name="P6"><text:s text:c="2"/><text:span text:style-name="T1">&lt;/modulos&gt;</text:span></text:p>
      <text:p text:style-name="P5">&lt;/centro&gt;</text:p>
      <text:list xml:id="list211921659" text:style-name="L1">
        <text:list-header>
          <text:p text:style-name="P10">1. Nombre de los módulos del ciclo "Sistemas Microinformáticos y Redes". Nota: en la expresión final no deben aparecer las siglas SMR:</text:p>
          <text:p text:style-name="P8"><text:soft-page-break/>Aplicaciones web</text:p>
          <text:p text:style-name="P15">//modulo[ciclo=//ciclo[nombre="Sistemas Microinformáticos y Redes"]/@id]/nombre/text()</text:p>
          <text:p text:style-name="P14"/>
          <text:p text:style-name="P12">2. Nombre de los ciclos que incluyen el módulo "Lenguajes de marcas y sistemas de gestión de información":</text:p>
          <text:p text:style-name="P7">Administración de Sistemas Informáticos en Red</text:p>
          <text:p text:style-name="P7">Desarrollo de Aplicaciones Web</text:p>
          <text:p text:style-name="P16">//ciclo[@id=//modulo[nombre="Lenguajes de marcas y sistemas de gestión de información"]/ciclo]/nombre/text()</text:p>
        </text:list-header>
      </text:list>
      <text:p text:style-name="P13"/>
      <text:list xml:id="list130029862695867" text:continue-numbering="true" text:style-name="L1">
        <text:list-header>
          <text:p text:style-name="P12">3. Nombre de los módulos de ciclos de Grado Superior:</text:p>
          <text:p text:style-name="P7">Gestión de bases de datos</text:p>
          <text:p text:style-name="P7">Lenguajes de marcas y sistemas de gestión de información</text:p>
          <text:p text:style-name="P7">Implantación de aplicaciones web</text:p>
          <text:p text:style-name="P11"><text:span text:style-name="T2">//modulo[ciclo=//ciclos/ciclo[grado="Superior"]</text:span><text:a xlink:type="simple" xlink:href="../../../../../../../../../../@id" text:style-name="Internet_20_link" text:visited-style-name="Visited_20_Internet_20_Link"><text:span text:style-name="T2">/@id</text:span></text:a><text:span text:style-name="T2">]/nombre/text()</text:span></text:p>
          <text:p text:style-name="P11"/>
          <text:p text:style-name="P12">4. Nombre de los módulos de ciclos cuyo título se aprobó en 2008.</text:p>
          <text:p text:style-name="P7">Aplicaciones web</text:p>
          <text:p text:style-name="P12"><text:span text:style-name="T2">//modulo[ciclo=//ciclos/ciclo/decretoTitulo[@año=2008]/..</text:span><text:a xlink:type="simple" xlink:href="../../../../../../../../../../@id" text:style-name="Internet_20_link" text:visited-style-name="Visited_20_Internet_20_Link"><text:span text:style-name="T2">/@id</text:span></text:a><text:span text:style-name="T2">]/nombre/text()</text:span></text:p>
          <text:p text:style-name="P12"/>
          <text:p text:style-name="P12">5. Grado de los ciclos con módulos de primer curso:</text:p>
        </text:list-header>
      </text:list>
      <text:list xml:id="list945590164" text:style-name="L2">
        <text:list-header>
          <text:p text:style-name="P9">Superior</text:p>
          <text:p text:style-name="P9"><draw:frame text:anchor-type="paragraph" draw:z-index="0" draw:name="Marco de texto 1" draw:style-name="gr1" draw:text-style-name="P18" svg:width="17.278cm" svg:height="2.012cm" svg:x="0.032cm" svg:y="1.251cm"><draw:text-box><text:p text:style-name="P17"><text:span text:style-name="T3">//ciclos/ciclo[@id=//modulo[curso=1]/ciclo]/grado/text()</text:span></text:p></draw:text-box></draw:frame>Superior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ans serrig" svg:font-family="'Sans serrig'" style:font-family-generic="swiss"/>
    <style:font-face style:name="Sans-serrif" svg:font-family="Sans-serrif" style:font-family-generic="swiss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Zeichenforma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5-04-11T15:21:50</meta:creation-date>
    <dc:date>2023-03-20T13:00:28.569733671</dc:date>
    <dc:language>es-ES</dc:language>
    <meta:editing-cycles>8</meta:editing-cycles>
    <meta:editing-duration>PT37M1S</meta:editing-duration>
    <meta:document-statistic meta:table-count="0" meta:image-count="0" meta:object-count="0" meta:page-count="2" meta:paragraph-count="69" meta:word-count="232" meta:character-count="2472" meta:non-whitespace-character-count="2084"/>
    <meta:user-defined meta:name="Info 1"/>
    <meta:user-defined meta:name="Info 2"/>
    <meta:user-defined meta:name="Info 3"/>
    <meta:user-defined meta:name="Info 4"/>
  </office:meta>
</office:document-meta>
</file>